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7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9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2"/>
          <table:table-cell table:style-name="ce17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20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3"/>
          <table:table-cell table:style-name="ce17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7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5"/>
          <table:table-cell table:style-name="ce18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4"/>
          <table:table-cell table:style-name="ce17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2" table:number-columns-repeated="22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3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9" table:number-columns-repeated="4"/>
          <table:table-cell table:number-columns-repeated="60"/>
          <table:table-cell table:style-name="ce9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3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8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7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3"/>
          <table:table-cell table:style-name="ce48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6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31" office:value-type="string" calcext:value-type="string">
            <text:p>L1 E1</text:p>
          </table:table-cell>
          <table:table-cell table:style-name="ce4"/>
          <table:table-cell table:style-name="ce31" office:value-type="string" calcext:value-type="string">
            <text:p>L1</text:p>
          </table:table-cell>
          <table:table-cell table:style-name="ce4" table:number-columns-repeated="2"/>
          <table:table-cell table:style-name="ce31" office:value-type="string" calcext:value-type="string">
            <text:p>L1 E1</text:p>
          </table:table-cell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3" office:value-type="string" calcext:value-type="string">
            <text:p>L2</text:p>
          </table:table-cell>
          <table:table-cell table:style-name="ce4"/>
          <table:table-cell table:style-name="ce53" office:value-type="string" calcext:value-type="string">
            <text:p>L2</text:p>
          </table:table-cell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/>
          <table:table-cell table:style-name="ce30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28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/>
          <table:table-cell table:style-name="ce49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28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4" table:number-columns-repeated="25"/>
          <table:table-cell table:style-name="ce40"/>
          <table:table-cell table:style-name="ce43"/>
          <table:table-cell table:style-name="ce4"/>
          <table:table-cell table:style-name="ce45" table:number-columns-repeated="2"/>
          <table:table-cell table:style-name="ce24" table:number-columns-repeated="42"/>
          <table:table-cell table:style-name="ce40"/>
          <table:table-cell table:style-name="ce17"/>
          <table:table-cell table:style-name="ce24" table:number-columns-repeated="4"/>
          <table:table-cell table:style-name="ce40"/>
          <table:table-cell table:style-name="ce43"/>
          <table:table-cell table:style-name="ce45"/>
          <table:table-cell table:style-name="ce2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6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/>
          <table:table-cell table:style-name="ce46"/>
          <table:table-cell table:style-name="ce50"/>
          <table:table-cell table:style-name="ce7" table:number-columns-repeated="24"/>
          <table:table-cell table:style-name="ce55" table:number-columns-repeated="13"/>
          <table:table-cell table:style-name="ce7" table:number-columns-repeated="5"/>
          <table:table-cell table:style-name="ce41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9" table:number-columns-repeated="6"/>
          <table:table-cell table:style-name="ce25" table:number-columns-repeated="26"/>
          <table:table-cell table:style-name="ce9"/>
          <table:table-cell table:style-name="ce25"/>
          <table:table-cell/>
          <table:table-cell table:style-name="ce25" table:number-columns-repeated="44"/>
          <table:table-cell table:style-name="ce9"/>
          <table:table-cell table:style-name="ce25" table:number-columns-repeated="5"/>
          <table:table-cell table:style-name="ce9"/>
          <table:table-cell table:style-name="ce25" table:number-columns-repeated="15"/>
          <table:table-cell table:number-columns-repeated="922"/>
        </table:table-row>
        <table:table-row table:style-name="ro3">
          <table:table-cell table:style-name="ce6" office:value-type="string" calcext:value-type="string">
            <text:p>PTK-4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6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8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6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2"/>
          <table:table-cell table:style-name="ce31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2" table:number-columns-repeated="2"/>
          <table:table-cell table:style-name="ce33"/>
          <table:table-cell table:style-name="ce32" table:number-columns-repeated="12"/>
          <table:table-cell table:style-name="ce42"/>
          <table:table-cell table:style-name="ce43"/>
          <table:table-cell table:style-name="ce42"/>
          <table:table-cell table:style-name="ce29" office:value-type="string" calcext:value-type="string">
            <text:p>L2</text:p>
          </table:table-cell>
          <table:table-cell table:style-name="ce51"/>
          <table:table-cell table:style-name="ce26" table:number-columns-repeated="2"/>
          <table:table-cell table:style-name="ce47" office:value-type="string" calcext:value-type="string">
            <text:p>L0 D2</text:p>
          </table:table-cell>
          <table:table-cell table:style-name="ce26" table:number-columns-repeated="7"/>
          <table:table-cell table:style-name="ce31" office:value-type="string" calcext:value-type="string">
            <text:p>L1 E1</text:p>
          </table:table-cell>
          <table:table-cell table:style-name="ce32"/>
          <table:table-cell table:style-name="ce31" office:value-type="string" calcext:value-type="string">
            <text:p>L1</text:p>
          </table:table-cell>
          <table:table-cell table:style-name="ce32" table:number-columns-repeated="2"/>
          <table:table-cell table:style-name="ce31" office:value-type="string" calcext:value-type="string">
            <text:p>L1 E1</text:p>
          </table:table-cell>
          <table:table-cell table:style-name="ce32" table:number-columns-repeated="4"/>
          <table:table-cell table:style-name="ce33"/>
          <table:table-cell table:style-name="ce32" table:number-columns-repeated="4"/>
          <table:table-cell table:style-name="ce31" office:value-type="string" calcext:value-type="string">
            <text:p>L1 T2 H2</text:p>
          </table:table-cell>
          <table:table-cell table:style-name="ce32" table:number-columns-repeated="5"/>
          <table:table-cell table:style-name="ce31" office:value-type="string" calcext:value-type="string">
            <text:p>L1 T2 H2</text:p>
          </table:table-cell>
          <table:table-cell table:style-name="ce32" table:number-columns-repeated="10"/>
          <table:table-cell table:style-name="ce42"/>
          <table:table-cell table:style-name="ce17"/>
          <table:table-cell table:style-name="ce32" table:number-columns-repeated="2"/>
          <table:table-cell table:style-name="ce33"/>
          <table:table-cell table:style-name="ce32"/>
          <table:table-cell table:style-name="ce42"/>
          <table:table-cell table:style-name="ce43"/>
          <table:table-cell table:style-name="ce58" office:value-type="string" calcext:value-type="string">
            <text:p>L0 D2</text:p>
          </table:table-cell>
          <table:table-cell table:style-name="ce32"/>
          <table:table-cell table:style-name="ce33"/>
          <table:table-cell table:style-name="ce32" table:number-columns-repeated="4"/>
          <table:table-cell table:style-name="ce33"/>
          <table:table-cell table:style-name="ce32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3"/>
          <table:table-cell table:style-name="ce31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5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12.91pt" draw:caption-point-x="-11.54pt" draw:caption-point-y="-11.65pt">
              <dc:date>2025-06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12.91pt" draw:caption-point-x="-11.54pt" draw:caption-point-y="-11.65pt">
              <dc:date>2025-06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28.67pt" draw:caption-point-x="-11.54pt" draw:caption-point-y="-11.65pt">
              <dc:date>2025-06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28.67pt" draw:caption-point-x="-11.54pt" draw:caption-point-y="-11.65pt">
              <dc:date>2025-06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9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4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2"/>
          <table:table-cell table:style-name="ce29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3"/>
          <table:table-cell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9" office:value-type="string" calcext:value-type="string">
            <text:p>L0 P2 B1</text:p>
          </table:table-cell>
          <table:table-cell table:style-name="ce15"/>
          <table:table-cell table:style-name="ce29" office:value-type="string" calcext:value-type="string">
            <text:p>L0 P2 B1</text:p>
          </table:table-cell>
          <table:table-cell table:style-name="ce29" office:value-type="string" calcext:value-type="string">
            <text:p>L0 D2</text:p>
          </table:table-cell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</text:p>
          </table:table-cell>
          <table:table-cell table:style-name="ce15"/>
          <table:table-cell table:number-columns-repeated="2"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style-name="ce15" table:number-columns-repeated="9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9" office:value-type="string" calcext:value-type="string">
            <text:p>L0 P0 B1 E1</text:p>
          </table:table-cell>
          <table:table-cell table:style-name="ce24" table:number-columns-repeated="5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16" table:number-columns-repeated="5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16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3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/>
          <table:table-cell table:style-name="ce24"/>
          <table:table-cell table:style-name="ce4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24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1"/>
          <table:table-cell table:style-name="ce16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2"/>
          <table:table-cell table:style-name="ce16" table:number-columns-repeated="2"/>
          <table:table-cell table:number-columns-repeated="922"/>
        </table:table-row>
        <table:table-row table:style-name="ro3">
          <table:table-cell table:style-name="ce7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 table:number-columns-repeated="2"/>
          <table:table-cell table:style-name="ce50"/>
          <table:table-cell table:style-name="ce7" table:number-columns-repeated="37"/>
          <table:table-cell table:style-name="ce55" table:number-columns-repeated="5"/>
          <table:table-cell table:style-name="ce56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8"/>
          <table:table-cell table:style-name="ce9" table:number-columns-repeated="6"/>
          <table:table-cell table:style-name="ce8" table:number-columns-repeated="26"/>
          <table:table-cell table:style-name="ce9" table:number-columns-repeated="3"/>
          <table:table-cell table:style-name="ce8" table:number-columns-repeated="4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5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 table:number-rows-repeated="4">
          <table:table-cell table:style-name="ce9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9"/>
          <table:table-cell table:number-columns-repeated="94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7"/>
          <table:table-cell table:number-columns-repeated="923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, rubik, avt613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7"/>
          <table:table-cell table:number-columns-repeated="923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7"/>
          <table:table-cell table:number-columns-repeated="923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9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91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4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6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8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88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9" table:number-columns-repeated="101"/>
          <table:table-cell table:number-columns-repeated="923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9" meta:object-count="0"/>
    <meta:generator>LibreOfficeDev/6.0.5.2$Linux_X86_64 LibreOffice_project/</meta:generator>
  </office:meta>
</office:document-meta>
</file>